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8cm" svg:height="9.005cm" svg:x="0.715cm" svg:y="2.603cm">
            <draw:object draw:notify-on-update-of-ranges="Sheet1.C2:Sheet1.C20 Sheet1.D2:Sheet1.D20 Sheet1.E2:Sheet1.E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208cm" svg:y="0.1cm">
            <draw:object draw:notify-on-update-of-ranges="Sheet1.J1:Sheet1.J1 Sheet1.J2:Sheet1.J20 Sheet1.K1:Sheet1.K1 Sheet1.K2:Sheet1.K20 Sheet1.L1:Sheet1.L1 Sheet1.L2:Sheet1.L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lusters (k)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thod 1</text:p>
          </table:table-cell>
          <table:table-cell/>
          <table:table-cell office:value-type="string" calcext:value-type="string">
            <text:p>Clusters (k)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Method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50235779546" calcext:value-type="float">
            <text:p>0.1502357795</text:p>
          </table:table-cell>
          <table:table-cell office:value-type="float" office:value="0.598039215686" calcext:value-type="float">
            <text:p>0.5980392157</text:p>
          </table:table-cell>
          <table:table-cell office:value-type="float" office:value="0.240144033518" calcext:value-type="float">
            <text:p>0.24014403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56613756614" calcext:value-type="float">
            <text:p>0.1566137566</text:p>
          </table:table-cell>
          <table:table-cell office:value-type="float" office:value="0.607843137255" calcext:value-type="float">
            <text:p>0.6078431373</text:p>
          </table:table-cell>
          <table:table-cell office:value-type="float" office:value="0.24905680862" calcext:value-type="float">
            <text:p>0.24905680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57817398119" calcext:value-type="float">
            <text:p>0.1578173981</text:p>
          </table:table-cell>
          <table:table-cell office:value-type="float" office:value="0.627450980392" calcext:value-type="float">
            <text:p>0.6274509804</text:p>
          </table:table-cell>
          <table:table-cell office:value-type="float" office:value="0.252200862489" calcext:value-type="float">
            <text:p>0.252200862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.248818359736" calcext:value-type="float">
            <text:p>0.2488183597</text:p>
          </table:table-cell>
          <table:table-cell office:value-type="float" office:value="0.516339869281" calcext:value-type="float">
            <text:p>0.5163398693</text:p>
          </table:table-cell>
          <table:table-cell office:value-type="float" office:value="0.335812475037" calcext:value-type="float">
            <text:p>0.3358124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36522887182" calcext:value-type="float">
            <text:p>0.4365228872</text:p>
          </table:table-cell>
          <table:table-cell office:value-type="float" office:value="0.418300653595" calcext:value-type="float">
            <text:p>0.4183006536</text:p>
          </table:table-cell>
          <table:table-cell office:value-type="float" office:value="0.427217549136" calcext:value-type="float">
            <text:p>0.427217549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20730020638" calcext:value-type="float">
            <text:p>0.2207300206</text:p>
          </table:table-cell>
          <table:table-cell office:value-type="float" office:value="0.416666666667" calcext:value-type="float">
            <text:p>0.4166666667</text:p>
          </table:table-cell>
          <table:table-cell office:value-type="float" office:value="0.288582742158" calcext:value-type="float">
            <text:p>0.2885827422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272320261438" calcext:value-type="float">
            <text:p>0.2723202614</text:p>
          </table:table-cell>
          <table:table-cell office:value-type="float" office:value="0.43137254902" calcext:value-type="float">
            <text:p>0.431372549</text:p>
          </table:table-cell>
          <table:table-cell office:value-type="float" office:value="0.333871495006" calcext:value-type="float">
            <text:p>0.3338714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37312310523" calcext:value-type="float">
            <text:p>0.2373123105</text:p>
          </table:table-cell>
          <table:table-cell office:value-type="float" office:value="0.341176470588" calcext:value-type="float">
            <text:p>0.3411764706</text:p>
          </table:table-cell>
          <table:table-cell office:value-type="float" office:value="0.27992029984" calcext:value-type="float">
            <text:p>0.27992029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56990650141" calcext:value-type="float">
            <text:p>0.1569906501</text:p>
          </table:table-cell>
          <table:table-cell office:value-type="float" office:value="0.627450980392" calcext:value-type="float">
            <text:p>0.6274509804</text:p>
          </table:table-cell>
          <table:table-cell office:value-type="float" office:value="0.251144083918" calcext:value-type="float">
            <text:p>0.251144083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237710927675" calcext:value-type="float">
            <text:p>0.2377109277</text:p>
          </table:table-cell>
          <table:table-cell office:value-type="float" office:value="0.290849673203" calcext:value-type="float">
            <text:p>0.2908496732</text:p>
          </table:table-cell>
          <table:table-cell office:value-type="float" office:value="0.261609153297" calcext:value-type="float">
            <text:p>0.26160915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15750323435" calcext:value-type="float">
            <text:p>0.2157503234</text:p>
          </table:table-cell>
          <table:table-cell office:value-type="float" office:value="0.338235294118" calcext:value-type="float">
            <text:p>0.3382352941</text:p>
          </table:table-cell>
          <table:table-cell office:value-type="float" office:value="0.263452233383" calcext:value-type="float">
            <text:p>0.263452233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51809360782" calcext:value-type="float">
            <text:p>0.3518093608</text:p>
          </table:table-cell>
          <table:table-cell office:value-type="float" office:value="0.352941176471" calcext:value-type="float">
            <text:p>0.3529411765</text:p>
          </table:table-cell>
          <table:table-cell office:value-type="float" office:value="0.352374359789" calcext:value-type="float">
            <text:p>0.352374359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5946284174" calcext:value-type="float">
            <text:p>0.1594628417</text:p>
          </table:table-cell>
          <table:table-cell office:value-type="float" office:value="0.637254901961" calcext:value-type="float">
            <text:p>0.637254902</text:p>
          </table:table-cell>
          <table:table-cell office:value-type="float" office:value="0.255092793861" calcext:value-type="float">
            <text:p>0.25509279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518480214528" calcext:value-type="float">
            <text:p>0.5184802145</text:p>
          </table:table-cell>
          <table:table-cell office:value-type="float" office:value="0.396078431373" calcext:value-type="float">
            <text:p>0.3960784314</text:p>
          </table:table-cell>
          <table:table-cell office:value-type="float" office:value="0.44908837938" calcext:value-type="float">
            <text:p>0.449088379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164596273292" calcext:value-type="float">
            <text:p>0.1645962733</text:p>
          </table:table-cell>
          <table:table-cell office:value-type="float" office:value="0.656862745098" calcext:value-type="float">
            <text:p>0.6568627451</text:p>
          </table:table-cell>
          <table:table-cell office:value-type="float" office:value="0.263232023721" calcext:value-type="float">
            <text:p>0.26323202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349833438173" calcext:value-type="float">
            <text:p>0.3498334382</text:p>
          </table:table-cell>
          <table:table-cell office:value-type="float" office:value="0.3081232493" calcext:value-type="float">
            <text:p>0.3081232493</text:p>
          </table:table-cell>
          <table:table-cell office:value-type="float" office:value="0.327656265939" calcext:value-type="float">
            <text:p>0.32765626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71756978654" calcext:value-type="float">
            <text:p>0.7717569787</text:p>
          </table:table-cell>
          <table:table-cell office:value-type="float" office:value="0.43137254902" calcext:value-type="float">
            <text:p>0.431372549</text:p>
          </table:table-cell>
          <table:table-cell office:value-type="float" office:value="0.553414686363" calcext:value-type="float">
            <text:p>0.553414686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443760635791" calcext:value-type="float">
            <text:p>0.4437606358</text:p>
          </table:table-cell>
          <table:table-cell office:value-type="float" office:value="0.316993464052" calcext:value-type="float">
            <text:p>0.3169934641</text:p>
          </table:table-cell>
          <table:table-cell office:value-type="float" office:value="0.369815216713" calcext:value-type="float">
            <text:p>0.36981521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506019846963" calcext:value-type="float">
            <text:p>0.506019847</text:p>
          </table:table-cell>
          <table:table-cell office:value-type="float" office:value="0.450980392157" calcext:value-type="float">
            <text:p>0.4509803922</text:p>
          </table:table-cell>
          <table:table-cell office:value-type="float" office:value="0.476917391854" calcext:value-type="float">
            <text:p>0.47691739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05846761616" calcext:value-type="float">
            <text:p>0.4058467616</text:p>
          </table:table-cell>
          <table:table-cell office:value-type="float" office:value="0.297385620915" calcext:value-type="float">
            <text:p>0.2973856209</text:p>
          </table:table-cell>
          <table:table-cell office:value-type="float" office:value="0.343252086217" calcext:value-type="float">
            <text:p>0.343252086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261509712698" calcext:value-type="float">
            <text:p>0.2615097127</text:p>
          </table:table-cell>
          <table:table-cell office:value-type="float" office:value="0.343137254902" calcext:value-type="float">
            <text:p>0.3431372549</text:p>
          </table:table-cell>
          <table:table-cell office:value-type="float" office:value="0.296813611095" calcext:value-type="float">
            <text:p>0.29681361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393639306226" calcext:value-type="float">
            <text:p>0.3936393062</text:p>
          </table:table-cell>
          <table:table-cell office:value-type="float" office:value="0.352941176471" calcext:value-type="float">
            <text:p>0.3529411765</text:p>
          </table:table-cell>
          <table:table-cell office:value-type="float" office:value="0.372180958556" calcext:value-type="float">
            <text:p>0.372180958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82923899186" calcext:value-type="float">
            <text:p>0.8292389919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.475519658084" calcext:value-type="float">
            <text:p>0.475519658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01695892318" calcext:value-type="float">
            <text:p>0.4016958923</text:p>
          </table:table-cell>
          <table:table-cell office:value-type="float" office:value="0.3081232493" calcext:value-type="float">
            <text:p>0.3081232493</text:p>
          </table:table-cell>
          <table:table-cell office:value-type="float" office:value="0.348741915551" calcext:value-type="float">
            <text:p>0.34874191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270528385599" calcext:value-type="float">
            <text:p>0.2705283856</text:p>
          </table:table-cell>
          <table:table-cell office:value-type="float" office:value="0.464052287582" calcext:value-type="float">
            <text:p>0.4640522876</text:p>
          </table:table-cell>
          <table:table-cell office:value-type="float" office:value="0.341798581902" calcext:value-type="float">
            <text:p>0.34179858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384865765933" calcext:value-type="float">
            <text:p>0.3848657659</text:p>
          </table:table-cell>
          <table:table-cell office:value-type="float" office:value="0.249299719888" calcext:value-type="float">
            <text:p>0.2492997199</text:p>
          </table:table-cell>
          <table:table-cell office:value-type="float" office:value="0.30259271369" calcext:value-type="float">
            <text:p>0.30259271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49839207615" calcext:value-type="float">
            <text:p>0.2498392076</text:p>
          </table:table-cell>
          <table:table-cell office:value-type="float" office:value="0.338235294118" calcext:value-type="float">
            <text:p>0.3382352941</text:p>
          </table:table-cell>
          <table:table-cell office:value-type="float" office:value="0.287393646964" calcext:value-type="float">
            <text:p>0.28739364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562241722686" calcext:value-type="float">
            <text:p>0.5622417227</text:p>
          </table:table-cell>
          <table:table-cell office:value-type="float" office:value="0.307189542484" calcext:value-type="float">
            <text:p>0.3071895425</text:p>
          </table:table-cell>
          <table:table-cell office:value-type="float" office:value="0.397305191281" calcext:value-type="float">
            <text:p>0.3973051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172991580606" calcext:value-type="float">
            <text:p>0.1729915806</text:p>
          </table:table-cell>
          <table:table-cell office:value-type="float" office:value="0.444444444444" calcext:value-type="float">
            <text:p>0.4444444444</text:p>
          </table:table-cell>
          <table:table-cell office:value-type="float" office:value="0.249046520827" calcext:value-type="float">
            <text:p>0.249046520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795609833001" calcext:value-type="float">
            <text:p>0.795609833</text:p>
          </table:table-cell>
          <table:table-cell office:value-type="float" office:value="0.329411764706" calcext:value-type="float">
            <text:p>0.3294117647</text:p>
          </table:table-cell>
          <table:table-cell office:value-type="float" office:value="0.465916813758" calcext:value-type="float">
            <text:p>0.465916813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281503650498" calcext:value-type="float">
            <text:p>0.2815036505</text:p>
          </table:table-cell>
          <table:table-cell office:value-type="float" office:value="0.686274509804" calcext:value-type="float">
            <text:p>0.6862745098</text:p>
          </table:table-cell>
          <table:table-cell office:value-type="float" office:value="0.399241866945" calcext:value-type="float">
            <text:p>0.399241866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703027356194" calcext:value-type="float">
            <text:p>0.7030273562</text:p>
          </table:table-cell>
          <table:table-cell office:value-type="float" office:value="0.339869281046" calcext:value-type="float">
            <text:p>0.339869281</text:p>
          </table:table-cell>
          <table:table-cell office:value-type="float" office:value="0.458218760274" calcext:value-type="float">
            <text:p>0.45821876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161730769231" calcext:value-type="float">
            <text:p>0.1617307692</text:p>
          </table:table-cell>
          <table:table-cell office:value-type="float" office:value="0.647058823529" calcext:value-type="float">
            <text:p>0.6470588235</text:p>
          </table:table-cell>
          <table:table-cell office:value-type="float" office:value="0.258780088675" calcext:value-type="float">
            <text:p>0.258780088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463594541548" calcext:value-type="float">
            <text:p>0.4635945415</text:p>
          </table:table-cell>
          <table:table-cell office:value-type="float" office:value="0.291316526611" calcext:value-type="float">
            <text:p>0.2913165266</text:p>
          </table:table-cell>
          <table:table-cell office:value-type="float" office:value="0.357797778562" calcext:value-type="float">
            <text:p>0.357797778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256684960599" calcext:value-type="float">
            <text:p>0.2566849606</text:p>
          </table:table-cell>
          <table:table-cell office:value-type="float" office:value="0.457516339869" calcext:value-type="float">
            <text:p>0.4575163399</text:p>
          </table:table-cell>
          <table:table-cell office:value-type="float" office:value="0.32886404322" calcext:value-type="float">
            <text:p>0.328864043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684764635276" calcext:value-type="float">
            <text:p>0.6847646353</text:p>
          </table:table-cell>
          <table:table-cell office:value-type="float" office:value="0.41568627451" calcext:value-type="float">
            <text:p>0.4156862745</text:p>
          </table:table-cell>
          <table:table-cell office:value-type="float" office:value="0.517328410786" calcext:value-type="float">
            <text:p>0.517328410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164930513301" calcext:value-type="float">
            <text:p>0.1649305133</text:p>
          </table:table-cell>
          <table:table-cell office:value-type="float" office:value="0.656862745098" calcext:value-type="float">
            <text:p>0.6568627451</text:p>
          </table:table-cell>
          <table:table-cell office:value-type="float" office:value="0.26365928075" calcext:value-type="float">
            <text:p>0.263659280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47067251556" calcext:value-type="float">
            <text:p>0.4706725156</text:p>
          </table:table-cell>
          <table:table-cell office:value-type="float" office:value="0.291316526611" calcext:value-type="float">
            <text:p>0.2913165266</text:p>
          </table:table-cell>
          <table:table-cell office:value-type="float" office:value="0.35988623147" calcext:value-type="float">
            <text:p>0.35988623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09:59:52.029248244</meta:creation-date>
    <dc:date>2015-04-21T10:26:35.154699121</dc:date>
    <meta:editing-duration>PT6M11S</meta:editing-duration>
    <meta:editing-cycles>2</meta:editing-cycles>
    <meta:generator>LibreOffice/4.2.7.2$Linux_X86_64 LibreOffice_project/420m0$Build-2</meta:generator>
    <meta:document-statistic meta:table-count="1" meta:cell-count="2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3.226cm" svg:y="3.706cm" style:legend-expansion="high" chart:style-name="ch2"/>
        <chart:plot-area chart:style-name="ch3" table:cell-range-address="Sheet1.C2:Sheet1.E20" chart:data-source-has-labels="row" svg:x="1.33cm" svg:y="0.18cm" svg:width="11.577cm" svg:height="7.665cm">
          <chartooo:coordinate-region svg:x="2.057cm" svg:y="0.38cm" svg:width="10.663cm" svg:height="6.818cm"/>
          <chart:axis chart:dimension="x" chart:name="primary-x" chart:style-name="ch4">
            <chart:title svg:x="5.711cm" svg:y="8.025cm" chart:style-name="ch5">
              <text:p>Number of clusters</text:p>
            </chart:title>
          </chart:axis>
          <chart:axis chart:dimension="y" chart:name="primary-y" chart:style-name="ch4">
            <chart:title svg:x="0.451cm" svg:y="4.479cm" chart:style-name="ch6">
              <text:p>Value</text:p>
            </chart:title>
            <chart:grid chart:style-name="ch7" chart:class="major"/>
          </chart:axis>
          <chart:series chart:style-name="ch8" chart:values-cell-range-address="Sheet1.C2:Sheet1.C20" chart:label-cell-address="&quot;Precision&quot;" chart:class="chart:line">
            <chart:data-point chart:repeated="19"/>
          </chart:series>
          <chart:series chart:style-name="ch9" chart:values-cell-range-address="Sheet1.D2:Sheet1.D20" chart:label-cell-address="&quot;Recall&quot;" chart:class="chart:line">
            <chart:data-point chart:repeated="19"/>
          </chart:series>
          <chart:series chart:style-name="ch10" chart:values-cell-range-address="Sheet1.E2:Sheet1.E20" chart:label-cell-address="&quot;F-Score&quot;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Recall</text:p>
              </table:table-cell>
              <table:table-cell office:value-type="string">
                <text:p>F-Sco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0235779546">
                <text:p>0.150235779546</text:p>
                <draw:g>
                  <svg:desc>Sheet1.C2:Sheet1.C20</svg:desc>
                </draw:g>
              </table:table-cell>
              <table:table-cell office:value-type="float" office:value="0.598039215686">
                <text:p>0.598039215686</text:p>
                <draw:g>
                  <svg:desc>Sheet1.D2:Sheet1.D20</svg:desc>
                </draw:g>
              </table:table-cell>
              <table:table-cell office:value-type="float" office:value="0.240144033518">
                <text:p>0.240144033518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7817398119">
                <text:p>0.157817398119</text:p>
              </table:table-cell>
              <table:table-cell office:value-type="float" office:value="0.627450980392">
                <text:p>0.627450980392</text:p>
              </table:table-cell>
              <table:table-cell office:value-type="float" office:value="0.252200862489">
                <text:p>0.252200862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6522887182">
                <text:p>0.436522887182</text:p>
              </table:table-cell>
              <table:table-cell office:value-type="float" office:value="0.418300653595">
                <text:p>0.418300653595</text:p>
              </table:table-cell>
              <table:table-cell office:value-type="float" office:value="0.427217549136">
                <text:p>0.427217549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2320261438">
                <text:p>0.272320261438</text:p>
              </table:table-cell>
              <table:table-cell office:value-type="float" office:value="0.43137254902">
                <text:p>0.43137254902</text:p>
              </table:table-cell>
              <table:table-cell office:value-type="float" office:value="0.333871495006">
                <text:p>0.333871495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990650141">
                <text:p>0.156990650141</text:p>
              </table:table-cell>
              <table:table-cell office:value-type="float" office:value="0.627450980392">
                <text:p>0.627450980392</text:p>
              </table:table-cell>
              <table:table-cell office:value-type="float" office:value="0.251144083918">
                <text:p>0.251144083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5750323435">
                <text:p>0.215750323435</text:p>
              </table:table-cell>
              <table:table-cell office:value-type="float" office:value="0.338235294118">
                <text:p>0.338235294118</text:p>
              </table:table-cell>
              <table:table-cell office:value-type="float" office:value="0.263452233383">
                <text:p>0.263452233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946284174">
                <text:p>0.15946284174</text:p>
              </table:table-cell>
              <table:table-cell office:value-type="float" office:value="0.637254901961">
                <text:p>0.637254901961</text:p>
              </table:table-cell>
              <table:table-cell office:value-type="float" office:value="0.255092793861">
                <text:p>0.255092793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4596273292">
                <text:p>0.164596273292</text:p>
              </table:table-cell>
              <table:table-cell office:value-type="float" office:value="0.656862745098">
                <text:p>0.656862745098</text:p>
              </table:table-cell>
              <table:table-cell office:value-type="float" office:value="0.263232023721">
                <text:p>0.263232023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1756978654">
                <text:p>0.771756978654</text:p>
              </table:table-cell>
              <table:table-cell office:value-type="float" office:value="0.43137254902">
                <text:p>0.43137254902</text:p>
              </table:table-cell>
              <table:table-cell office:value-type="float" office:value="0.553414686363">
                <text:p>0.553414686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6019846963">
                <text:p>0.506019846963</text:p>
              </table:table-cell>
              <table:table-cell office:value-type="float" office:value="0.450980392157">
                <text:p>0.450980392157</text:p>
              </table:table-cell>
              <table:table-cell office:value-type="float" office:value="0.476917391854">
                <text:p>0.4769173918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1509712698">
                <text:p>0.261509712698</text:p>
              </table:table-cell>
              <table:table-cell office:value-type="float" office:value="0.343137254902">
                <text:p>0.343137254902</text:p>
              </table:table-cell>
              <table:table-cell office:value-type="float" office:value="0.296813611095">
                <text:p>0.296813611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923899186">
                <text:p>0.82923899186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475519658084">
                <text:p>0.475519658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528385599">
                <text:p>0.270528385599</text:p>
              </table:table-cell>
              <table:table-cell office:value-type="float" office:value="0.464052287582">
                <text:p>0.464052287582</text:p>
              </table:table-cell>
              <table:table-cell office:value-type="float" office:value="0.341798581902">
                <text:p>0.341798581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9839207615">
                <text:p>0.249839207615</text:p>
              </table:table-cell>
              <table:table-cell office:value-type="float" office:value="0.338235294118">
                <text:p>0.338235294118</text:p>
              </table:table-cell>
              <table:table-cell office:value-type="float" office:value="0.287393646964">
                <text:p>0.287393646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2991580606">
                <text:p>0.172991580606</text:p>
              </table:table-cell>
              <table:table-cell office:value-type="float" office:value="0.444444444444">
                <text:p>0.444444444444</text:p>
              </table:table-cell>
              <table:table-cell office:value-type="float" office:value="0.249046520827">
                <text:p>0.249046520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1503650498">
                <text:p>0.281503650498</text:p>
              </table:table-cell>
              <table:table-cell office:value-type="float" office:value="0.686274509804">
                <text:p>0.686274509804</text:p>
              </table:table-cell>
              <table:table-cell office:value-type="float" office:value="0.399241866945">
                <text:p>0.399241866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1730769231">
                <text:p>0.161730769231</text:p>
              </table:table-cell>
              <table:table-cell office:value-type="float" office:value="0.647058823529">
                <text:p>0.647058823529</text:p>
              </table:table-cell>
              <table:table-cell office:value-type="float" office:value="0.258780088675">
                <text:p>0.258780088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6684960599">
                <text:p>0.256684960599</text:p>
              </table:table-cell>
              <table:table-cell office:value-type="float" office:value="0.457516339869">
                <text:p>0.457516339869</text:p>
              </table:table-cell>
              <table:table-cell office:value-type="float" office:value="0.32886404322">
                <text:p>0.32886404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4930513301">
                <text:p>0.164930513301</text:p>
              </table:table-cell>
              <table:table-cell office:value-type="float" office:value="0.656862745098">
                <text:p>0.656862745098</text:p>
              </table:table-cell>
              <table:table-cell office:value-type="float" office:value="0.26365928075">
                <text:p>0.26365928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703cm" style:legend-expansion="high" chart:style-name="ch2"/>
        <chart:plot-area chart:style-name="ch3" table:cell-range-address="Sheet1.J1:Sheet1.L20" chart:data-source-has-labels="row" svg:x="1.331cm" svg:y="0.18cm" svg:width="11.576cm" svg:height="7.659cm">
          <chartooo:coordinate-region svg:x="2.058cm" svg:y="0.379cm" svg:width="10.662cm" svg:height="6.813cm"/>
          <chart:axis chart:dimension="x" chart:name="primary-x" chart:style-name="ch4">
            <chart:title svg:x="5.712cm" svg:y="8.019cm" chart:style-name="ch5">
              <text:p>Number of clusters</text:p>
            </chart:title>
          </chart:axis>
          <chart:axis chart:dimension="y" chart:name="primary-y" chart:style-name="ch4">
            <chart:title svg:x="0.451cm" svg:y="4.476cm" chart:style-name="ch6">
              <text:p>Value</text:p>
            </chart:title>
            <chart:grid chart:style-name="ch7" chart:class="major"/>
          </chart:axis>
          <chart:series chart:style-name="ch8" chart:values-cell-range-address="Sheet1.J2:Sheet1.J20" chart:label-cell-address="Sheet1.J1:Sheet1.J1" chart:class="chart:line">
            <chart:data-point chart:repeated="19"/>
          </chart:series>
          <chart:series chart:style-name="ch9" chart:values-cell-range-address="Sheet1.K2:Sheet1.K20" chart:label-cell-address="Sheet1.K1:Sheet1.K1" chart:class="chart:line">
            <chart:data-point chart:repeated="19"/>
          </chart:series>
          <chart:series chart:style-name="ch10" chart:values-cell-range-address="Sheet1.L2:Sheet1.L20" chart:label-cell-address="Sheet1.L1:Sheet1.L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J1:Sheet1.J1</svg:desc>
                </draw:g>
              </table:table-cell>
              <table:table-cell office:value-type="string">
                <text:p>Recall</text:p>
                <draw:g>
                  <svg:desc>Sheet1.K1:Sheet1.K1</svg:desc>
                </draw:g>
              </table:table-cell>
              <table:table-cell office:value-type="string">
                <text:p>F-Score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6613756614">
                <text:p>0.156613756614</text:p>
                <draw:g>
                  <svg:desc>Sheet1.J2:Sheet1.J20</svg:desc>
                </draw:g>
              </table:table-cell>
              <table:table-cell office:value-type="float" office:value="0.607843137255">
                <text:p>0.607843137255</text:p>
                <draw:g>
                  <svg:desc>Sheet1.K2:Sheet1.K20</svg:desc>
                </draw:g>
              </table:table-cell>
              <table:table-cell office:value-type="float" office:value="0.24905680862">
                <text:p>0.24905680862</text:p>
                <draw:g>
                  <svg:desc>Sheet1.L2:Sheet1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8818359736">
                <text:p>0.248818359736</text:p>
              </table:table-cell>
              <table:table-cell office:value-type="float" office:value="0.516339869281">
                <text:p>0.516339869281</text:p>
              </table:table-cell>
              <table:table-cell office:value-type="float" office:value="0.335812475037">
                <text:p>0.335812475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0730020638">
                <text:p>0.220730020638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288582742158">
                <text:p>0.288582742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312310523">
                <text:p>0.237312310523</text:p>
              </table:table-cell>
              <table:table-cell office:value-type="float" office:value="0.341176470588">
                <text:p>0.341176470588</text:p>
              </table:table-cell>
              <table:table-cell office:value-type="float" office:value="0.27992029984">
                <text:p>0.27992029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7710927675">
                <text:p>0.237710927675</text:p>
              </table:table-cell>
              <table:table-cell office:value-type="float" office:value="0.290849673203">
                <text:p>0.290849673203</text:p>
              </table:table-cell>
              <table:table-cell office:value-type="float" office:value="0.261609153297">
                <text:p>0.261609153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1809360782">
                <text:p>0.351809360782</text:p>
              </table:table-cell>
              <table:table-cell office:value-type="float" office:value="0.352941176471">
                <text:p>0.352941176471</text:p>
              </table:table-cell>
              <table:table-cell office:value-type="float" office:value="0.352374359789">
                <text:p>0.352374359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8480214528">
                <text:p>0.518480214528</text:p>
              </table:table-cell>
              <table:table-cell office:value-type="float" office:value="0.396078431373">
                <text:p>0.396078431373</text:p>
              </table:table-cell>
              <table:table-cell office:value-type="float" office:value="0.44908837938">
                <text:p>0.44908837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9833438173">
                <text:p>0.349833438173</text:p>
              </table:table-cell>
              <table:table-cell office:value-type="float" office:value="0.3081232493">
                <text:p>0.3081232493</text:p>
              </table:table-cell>
              <table:table-cell office:value-type="float" office:value="0.327656265939">
                <text:p>0.327656265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3760635791">
                <text:p>0.443760635791</text:p>
              </table:table-cell>
              <table:table-cell office:value-type="float" office:value="0.316993464052">
                <text:p>0.316993464052</text:p>
              </table:table-cell>
              <table:table-cell office:value-type="float" office:value="0.369815216713">
                <text:p>0.369815216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5846761616">
                <text:p>0.405846761616</text:p>
              </table:table-cell>
              <table:table-cell office:value-type="float" office:value="0.297385620915">
                <text:p>0.297385620915</text:p>
              </table:table-cell>
              <table:table-cell office:value-type="float" office:value="0.343252086217">
                <text:p>0.343252086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3639306226">
                <text:p>0.393639306226</text:p>
              </table:table-cell>
              <table:table-cell office:value-type="float" office:value="0.352941176471">
                <text:p>0.352941176471</text:p>
              </table:table-cell>
              <table:table-cell office:value-type="float" office:value="0.372180958556">
                <text:p>0.372180958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1695892318">
                <text:p>0.401695892318</text:p>
              </table:table-cell>
              <table:table-cell office:value-type="float" office:value="0.3081232493">
                <text:p>0.3081232493</text:p>
              </table:table-cell>
              <table:table-cell office:value-type="float" office:value="0.348741915551">
                <text:p>0.348741915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4865765933">
                <text:p>0.384865765933</text:p>
              </table:table-cell>
              <table:table-cell office:value-type="float" office:value="0.249299719888">
                <text:p>0.249299719888</text:p>
              </table:table-cell>
              <table:table-cell office:value-type="float" office:value="0.30259271369">
                <text:p>0.30259271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2241722686">
                <text:p>0.562241722686</text:p>
              </table:table-cell>
              <table:table-cell office:value-type="float" office:value="0.307189542484">
                <text:p>0.307189542484</text:p>
              </table:table-cell>
              <table:table-cell office:value-type="float" office:value="0.397305191281">
                <text:p>0.397305191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5609833001">
                <text:p>0.795609833001</text:p>
              </table:table-cell>
              <table:table-cell office:value-type="float" office:value="0.329411764706">
                <text:p>0.329411764706</text:p>
              </table:table-cell>
              <table:table-cell office:value-type="float" office:value="0.465916813758">
                <text:p>0.465916813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3027356194">
                <text:p>0.703027356194</text:p>
              </table:table-cell>
              <table:table-cell office:value-type="float" office:value="0.339869281046">
                <text:p>0.339869281046</text:p>
              </table:table-cell>
              <table:table-cell office:value-type="float" office:value="0.458218760274">
                <text:p>0.458218760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3594541548">
                <text:p>0.463594541548</text:p>
              </table:table-cell>
              <table:table-cell office:value-type="float" office:value="0.291316526611">
                <text:p>0.291316526611</text:p>
              </table:table-cell>
              <table:table-cell office:value-type="float" office:value="0.357797778562">
                <text:p>0.3577977785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4764635276">
                <text:p>0.684764635276</text:p>
              </table:table-cell>
              <table:table-cell office:value-type="float" office:value="0.41568627451">
                <text:p>0.41568627451</text:p>
              </table:table-cell>
              <table:table-cell office:value-type="float" office:value="0.517328410786">
                <text:p>0.517328410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067251556">
                <text:p>0.47067251556</text:p>
              </table:table-cell>
              <table:table-cell office:value-type="float" office:value="0.291316526611">
                <text:p>0.291316526611</text:p>
              </table:table-cell>
              <table:table-cell office:value-type="float" office:value="0.35988623147">
                <text:p>0.35988623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